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82cm" table:align="left" style:writing-mode="lr-tb"/>
    </style:style>
    <style:style style:name="Table1.A" style:family="table-column">
      <style:table-column-properties style:column-width="15.58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="0.002cm 0.035cm 0.002cm" fo:padding-left="0.199cm" fo:padding-right="0.199cm" fo:padding-top="0cm" fo:padding-bottom="0cm" fo:border="0.039cm double #000000" style:writing-mode="lr-tb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3.302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12.002cm" fo:margin-right="-0.004cm" style:line-height-at-least="0.423cm" fo:text-align="center" style:justify-single-word="false" fo:text-indent="0cm" style:auto-text-indent="false" fo:padding-left="0cm" fo:padding-right="0.071cm" fo:padding-top="0.035cm" fo:padding-bottom="0.035cm" fo:border="0.018cm solid #000000">
        <style:tab-stops>
          <style:tab-stop style:position="-3.75cm"/>
        </style:tab-stops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4.801cm"/>
          <style:tab-stop style:position="5.801cm"/>
          <style:tab-stop style:position="9.802cm"/>
          <style:tab-stop style:position="10.802cm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left="0cm" fo:margin-right="-0.079cm" fo:margin-top="0.141cm" fo:margin-bottom="0cm" fo:text-align="justify" style:justify-single-word="false" fo:hyphenation-ladder-count="no-limit" fo:text-indent="0cm" style:auto-text-indent="false" style:snap-to-layout-grid="false">
        <style:tab-stops>
          <style:tab-stop style:position="1.002cm"/>
          <style:tab-stop style:position="1.799cm"/>
          <style:tab-stop style:position="2.499cm"/>
        </style:tab-stops>
      </style:paragraph-properties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left="1.051cm" fo:margin-right="0.302cm" fo:margin-top="0cm" fo:margin-bottom="0.212cm" fo:text-align="justify" style:justify-single-word="false" fo:hyphenation-ladder-count="no-limit" fo:text-indent="-1.051cm" style:auto-text-indent="false">
        <style:tab-stops>
          <style:tab-stop style:position="0cm"/>
          <style:tab-stop style:position="11.001cm" style:leader-style="dotted" style:leader-text=".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left="1.051cm" fo:margin-right="0cm" fo:text-align="justify" style:justify-single-word="false" fo:hyphenation-ladder-count="no-limit" fo:text-indent="0cm" style:auto-text-indent="false">
        <style:tab-stops>
          <style:tab-stop style:position="0.748cm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1.801cm" fo:margin-right="0.302cm" fo:text-align="justify" style:justify-single-word="false" fo:hyphenation-ladder-count="no-limit" fo:text-indent="-0.75cm" style:auto-text-indent="false">
        <style:tab-stops>
          <style:tab-stop style:position="-0.002cm"/>
          <style:tab-stop style:position="13.002cm" style:leader-style="dotted" style:leader-text=".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.3cm" fo:margin-top="0cm" fo:margin-bottom="0.176cm" fo:text-align="justify" style:justify-single-word="false" fo:hyphenation-ladder-count="no-limit" fo:text-indent="0cm" style:auto-text-indent="false">
        <style:tab-stops>
          <style:tab-stop style:position="1.799cm"/>
          <style:tab-stop style:position="14.803cm" style:leader-style="dotted" style:leader-text=".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0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2" style:family="paragraph" style:parent-style-name="Text_20_body">
      <style:paragraph-properties fo:margin-left="0cm" fo:margin-right="0.3cm" fo:margin-top="0cm" fo:margin-bottom="0.176cm" fo:line-height="150%" fo:text-align="end" style:justify-single-word="false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02cm" fo:margin-top="0cm" fo:margin-bottom="0.176cm" fo:text-align="justify" style:justify-single-word="false" fo:hyphenation-ladder-count="no-limit" fo:text-indent="0cm" style:auto-text-indent="false">
        <style:tab-stops>
          <style:tab-stop style:position="1.051cm"/>
          <style:tab-stop style:position="14.803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>
      <style:paragraph-properties fo:margin-left="1.051cm" fo:margin-right="0cm" fo:margin-top="0cm" fo:margin-bottom="0.212cm" fo:text-align="justify" style:justify-single-word="false" fo:hyphenation-ladder-count="no-limit" fo:text-indent="-1.051cm" style:auto-text-indent="false">
        <style:tab-stops>
          <style:tab-stop style:position="-0.049cm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194cm"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6" style:family="paragraph" style:parent-style-name="Corps_20_de_20_texte_20_2">
      <style:paragraph-properties fo:margin-left="0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Corps_20_de_20_texte_20_2">
      <style:paragraph-properties fo:margin-left="0cm" fo:margin-right="0cm" fo:margin-top="0cm" fo:margin-bottom="0.388cm" fo:text-indent="0cm" style:auto-text-indent="false">
        <style:tab-stops>
          <style:tab-stop style:position="8.251cm"/>
          <style:tab-stop style:position="16.5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8" style:family="paragraph" style:parent-style-name="Standard" style:master-page-name="Standard">
      <style:paragraph-properties style:page-number="auto"/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Heading_20_1">
      <style:paragraph-properties fo:margin-left="0cm" fo:margin-right="-0.004cm" fo:text-indent="0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30" style:family="paragraph" style:parent-style-name="Heading_20_1">
      <style:paragraph-properties fo:margin-left="0cm" fo:margin-right="-0.004cm" fo:text-indent="0cm" style:auto-text-indent="false" fo:break-before="page">
        <style:tab-stops/>
      </style:paragraph-properties>
      <style:text-properties style:font-name="Arial" fo:font-size="11pt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name-asian="Courier New" style:font-weight-asian="bold" style:font-name-complex="Courier New"/>
    </style:style>
    <style:style style:name="T7" style:family="text">
      <style:text-properties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4">%#include </text:span><text:span text:style-name="T6">enTetesDecisionRFM</text:span><text:span text:style-name="T4">#%</text:span></text:p>
      <text:p text:style-name="P1"/>
      <text:p text:style-name="P1"/>
      <text:p text:style-name="P7">%=OBJET=%</text:p>
      <text:p text:style-name="P2"/>
      <text:p text:style-name="P2"/>
      <text:p text:style-name="P2">%=TITRE=%</text:p>
      <text:p text:style-name="P2"/>
      <text:p text:style-name="P2">%=MONTANT=%</text:p>
      <text:p text:style-name="P2"/>
      <text:p text:style-name="P2">%=LOI=%</text:p>
      <text:p text:style-name="P2"/>
      <text:p text:style-name="P2">%=MEDECIN=%</text:p>
      <text:p text:style-name="P2"/>
      <text:p text:style-name="P2">%=SALUTATIONS=%</text:p>
      <text:p text:style-name="P2"/>
      <text:p text:style-name="P2"/>
      <text:p text:style-name="P9"><text:span text:style-name="T1"><text:tab/></text:span><text:span text:style-name="T2">%#</text:span><text:span text:style-name="T3">include <text:s/>signatureRFM</text:span><text:span text:style-name="T2">#%</text:span></text:p>
      <text:p text:style-name="P8"/>
      <text:p text:style-name="P8"/>
      <text:p text:style-name="P10">%=VERSO=%</text:p>
      <text:h text:style-name="P29" text:outline-level="1" text:is-list-header="true"/>
      <text:h text:style-name="P30" text:outline-level="1"/>
      <text:h text:style-name="P29" text:outline-level="1"/>
      <text:h text:style-name="P29" text:outline-level="1">%=POUR_MEDECIN=%</text:h>
      <text:p text:style-name="P11"/>
      <text:p text:style-name="P12">%=TITRE_DOCTEUR=%</text:p>
      <text:p text:style-name="P11">%=PATIENT=%</text:p>
      <text:p text:style-name="P11">%=ARTICLE_LOI=% %=CITATION_LOI=%</text:p>
      <text:p text:style-name="P14">%=RENSEIGNEMENT=%</text:p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%=REPONSE_MEDECIN=%</text:p>
            <text:p text:style-name="P3"><text:tab/></text:p>
            <text:p text:style-name="P16">1.<text:tab/>%=PATIENT_REGIME=%</text:p>
            <text:p text:style-name="P17"><text:span text:style-name="T7"><text:tab/>%=REGIME_DIABETIQUE=%</text:span></text:p>
            <text:p text:style-name="P18"><text:span text:style-name="T7"><text:tab/>%=REGIME_ALIMENTAIRE=% %=DETAILS_REGIME=%<text:tab/><text:line-break/><text:tab/><text:line-break/><text:tab/></text:span></text:p>
            <text:p text:style-name="P19"><text:tab/><text:tab/></text:p>
            <text:p text:style-name="P20"><text:span text:style-name="T7">2.<text:tab/>%=NECESSITE_REGIME=%<text:tab/></text:span><text:span text:style-name="T7"> %=OUI=%<text:tab/></text:span><text:span text:style-name="T7"> %=NON=%</text:span></text:p>
            <text:p text:style-name="P23">3.<text:tab/>%=DUREE=%………………………………………………………………</text:p>
            <text:p text:style-name="P24"><text:span text:style-name="T7">4.<text:tab/>%=DEPENSES1=% <text:line-break/></text:span><text:span text:style-name="T5">%=IMPORTANTES=%</text:span><text:span text:style-name="T7"> %=DEPENSES2=%</text:span></text:p>
            <text:p text:style-name="P13"><text:span text:style-name="T7"><text:tab/></text:span><text:span text:style-name="T7"><text:tab/>%=OUI=%<text:tab/></text:span><text:span text:style-name="T7"><text:tab/>%=NON=%</text:span></text:p>
            <text:p text:style-name="P6"><text:tab/>Sceau et signature du médecin</text:p>
            <text:p text:style-name="P4"/>
            <text:p text:style-name="P4"/>
            <text:p text:style-name="P4"/>
            <text:p text:style-name="P5"/>
            <text:p text:style-name="P25">%=DATE=%<text:tab/></text:p>
          </table:table-cell>
        </table:table-row>
      </table:table>
      <text:p text:style-name="P26"/>
      <text:p text:style-name="P21">%=FRAIS_SUP=%</text:p>
      <text:p text:style-name="P21">%=SALUTATIONS_DOCTEUR=%</text:p>
      <text:p text:style-name="P27"/>
      <text:p text:style-name="P22">%=SERVIC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3" draw:display-name="msArrowStealthEnd 3" svg:viewBox="0 0 140 350" svg:d="m70 0 70 350-70-140-70 14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="100%" fo:margin-left="0cm" fo:margin-right="-0.004cm" fo:margin-top="0cm" fo:margin-bottom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29:00</meta:creation-date>
    <dc:date>2014-07-01T11:37:54.30</dc:date>
    <meta:print-date>2009-04-27T16:18:00</meta:print-date>
    <meta:editing-cycles>16</meta:editing-cycles>
    <meta:editing-duration>PT22H56M50S</meta:editing-duration>
    <meta:document-statistic meta:table-count="1" meta:image-count="0" meta:object-count="0" meta:page-count="2" meta:paragraph-count="29" meta:word-count="50" meta:character-count="566"/>
    <meta:user-defined meta:name="Info 1"/>
    <meta:user-defined meta:name="Info 2"/>
    <meta:user-defined meta:name="Info 3"/>
    <meta:user-defined meta:name="Info 4"/>
    <meta:user-defined meta:name="_AdHocReviewCycleID" meta:value-type="string">141396029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